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 draw:fill="solid" draw:fill-color="#4f81bd" draw:opacity="100%" draw:stroke="solid" svg:stroke-width="0.02778in" svg:stroke-color="#385d8a" svg:stroke-opacity="100%"/>
    </style:style>
  </office:automatic-styles>
  <office:body>
    <office:text text:use-soft-page-breaks="true">
      <text:p text:style-name="P1">foo<draw:custom-shape svg:x="0in" svg:y="0in" svg:width="0.76736in" svg:height="0.59236in" draw:id="id0" draw:style-name="a0" draw:name="Rectangle 1" text:anchor-type="as-char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s</meta:initial-creator>
    <dc:creator>ms</dc:creator>
    <meta:creation-date>2017-11-02T18:52:00Z</meta:creation-date>
    <dc:date>2017-11-02T18:54:00Z</dc:date>
    <meta:template xlink:href="Normal.dotm" xlink:type="simple"/>
    <meta:editing-cycles>1</meta:editing-cycles>
    <meta:editing-duration>PT120S</meta:editing-duration>
    <meta:document-statistic meta:page-count="1" meta:paragraph-count="1" meta:word-count="0" meta:character-count="4" meta:row-count="1" meta:non-whitespace-character-count="4"/>
  </office:meta>
</office:document-meta>
</file>